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7D00000C01C0047DE4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fo:border="solid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Yea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ak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hape e.g Hatch, Sedan, Wagon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uto/Manual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lour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ngine details e.g 4cyl 2.4l petrol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dge/Series e.g Active PB MY16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gine Number (start from left, spaced between small lines)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N (start from left, spaced between small lines, always 17 digits)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gistration expiry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odometer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gistration number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Year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ngine details e.g 4cyl 2.4l petrol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dge/Series e.g Active PB MY16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odometer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ake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hape e.g Hatch, Sedan, Wagon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uto/Manual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lour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ngine Number (start from left, spaced between small lines)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N (start from left, spaced between small lines, always 17 digits)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gistration expiry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gistration number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ngine details e.g 4cyl 2.4l petrol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dge/Series e.g Active PB MY16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odometer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Year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ake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hape e.g Hatch, Sedan, Wagon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uto/Manual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lour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ngine Number (start from left, spaced between small lines)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N (start from left, spaced between small lines, always 17 digits)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gistration expiry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gistration number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ngine details e.g 4cyl 2.4l petrol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dge/Series e.g Active PB MY16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odometer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Year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21.005cm" svg:height="29.705cm" svg:x="-0.005cm" svg:y="0cm">
          <draw:image xlink:href="Pictures/100000010000087D00000C01C0047DE4.png" xlink:type="simple" xlink:show="embed" xlink:actuate="onLoad" draw:mime-type="image/png">
            <text:p/>
          </draw:image>
        </draw:frame>
        <draw:control draw:style-name="gr2" draw:text-style-name="P2" draw:layer="controls" svg:width="1.7cm" svg:height="0.5cm" svg:x="0.75cm" svg:y="6cm" draw:control="control1"/>
        <draw:control draw:style-name="gr2" draw:text-style-name="P2" draw:layer="controls" svg:width="3cm" svg:height="0.5cm" svg:x="2.65cm" svg:y="6cm" draw:control="control2"/>
        <draw:control draw:style-name="gr2" draw:text-style-name="P2" draw:layer="controls" svg:width="3.05cm" svg:height="0.5cm" svg:x="5.85cm" svg:y="6cm" draw:control="control3"/>
        <draw:control draw:style-name="gr2" draw:text-style-name="P2" draw:layer="controls" svg:width="1.8cm" svg:height="0.5cm" svg:x="9.05cm" svg:y="6cm" draw:control="control4"/>
        <draw:control draw:style-name="gr2" draw:text-style-name="P2" draw:layer="controls" svg:width="1.9cm" svg:height="0.5cm" svg:x="11cm" svg:y="6cm" draw:control="control5"/>
        <draw:control draw:style-name="gr2" draw:text-style-name="P2" draw:layer="controls" svg:width="1.85cm" svg:height="0.5cm" svg:x="13cm" svg:y="6cm" draw:control="control6"/>
        <draw:control draw:style-name="gr2" draw:text-style-name="P2" draw:layer="controls" svg:width="5.25cm" svg:height="0.5cm" svg:x="15cm" svg:y="5.3cm" draw:control="control7"/>
        <draw:control draw:style-name="gr2" draw:text-style-name="P2" draw:layer="controls" svg:width="5.25cm" svg:height="0.5cm" svg:x="15cm" svg:y="6cm" draw:control="control8"/>
        <draw:control draw:style-name="gr2" draw:text-style-name="P2" draw:layer="controls" svg:width="9.9cm" svg:height="0.68cm" svg:x="3.05cm" svg:y="6.55cm" draw:control="control9"/>
        <draw:control draw:style-name="gr2" draw:text-style-name="P2" draw:layer="controls" svg:width="11.1cm" svg:height="0.77cm" svg:x="3.75cm" svg:y="7.4cm" draw:control="control10"/>
        <draw:control draw:style-name="gr2" draw:text-style-name="P2" draw:layer="controls" svg:width="1.25cm" svg:height="0.82cm" svg:x="16.4cm" svg:y="7.37cm" draw:control="control11"/>
        <draw:control draw:style-name="gr2" draw:text-style-name="P2" draw:layer="controls" svg:width="1.7cm" svg:height="0.82cm" svg:x="18.65cm" svg:y="7.38cm" draw:control="control12"/>
        <draw:control draw:style-name="gr2" draw:text-style-name="P2" draw:layer="controls" svg:width="2.6cm" svg:height="0.57cm" svg:x="15cm" svg:y="6.6cm" draw:control="control13"/>
        <draw:control draw:style-name="gr2" draw:text-style-name="P2" draw:layer="controls" svg:width="1.7cm" svg:height="0.5cm" svg:x="0.75cm" svg:y="6cm" draw:control="control14"/>
        <draw:control draw:style-name="gr2" draw:text-style-name="P2" draw:layer="controls" svg:width="5.25cm" svg:height="0.5cm" svg:x="15cm" svg:y="5.3cm" draw:control="control15"/>
        <draw:control draw:style-name="gr2" draw:text-style-name="P2" draw:layer="controls" svg:width="5.25cm" svg:height="0.5cm" svg:x="15cm" svg:y="6cm" draw:control="control16"/>
        <draw:control draw:style-name="gr2" draw:text-style-name="P2" draw:layer="controls" svg:width="1.7cm" svg:height="0.82cm" svg:x="18.65cm" svg:y="7.38cm" draw:control="control17"/>
        <draw:control draw:style-name="gr2" draw:text-style-name="P2" draw:layer="controls" svg:width="3cm" svg:height="0.5cm" svg:x="2.63cm" svg:y="11.83cm" draw:control="control18"/>
        <draw:control draw:style-name="gr2" draw:text-style-name="P2" draw:layer="controls" svg:width="3.05cm" svg:height="0.5cm" svg:x="5.83cm" svg:y="11.83cm" draw:control="control19"/>
        <draw:control draw:style-name="gr2" draw:text-style-name="P2" draw:layer="controls" svg:width="1.8cm" svg:height="0.5cm" svg:x="9.03cm" svg:y="11.83cm" draw:control="control20"/>
        <draw:control draw:style-name="gr2" draw:text-style-name="P2" draw:layer="controls" svg:width="1.9cm" svg:height="0.5cm" svg:x="10.98cm" svg:y="11.83cm" draw:control="control21"/>
        <draw:control draw:style-name="gr2" draw:text-style-name="P2" draw:layer="controls" svg:width="1.85cm" svg:height="0.5cm" svg:x="12.98cm" svg:y="11.83cm" draw:control="control22"/>
        <draw:control draw:style-name="gr2" draw:text-style-name="P2" draw:layer="controls" svg:width="9.9cm" svg:height="0.68cm" svg:x="3.03cm" svg:y="12.38cm" draw:control="control23"/>
        <draw:control draw:style-name="gr2" draw:text-style-name="P2" draw:layer="controls" svg:width="11.1cm" svg:height="0.77cm" svg:x="3.73cm" svg:y="13.23cm" draw:control="control24"/>
        <draw:control draw:style-name="gr2" draw:text-style-name="P2" draw:layer="controls" svg:width="1.25cm" svg:height="0.82cm" svg:x="16.38cm" svg:y="13.2cm" draw:control="control25"/>
        <draw:control draw:style-name="gr2" draw:text-style-name="P2" draw:layer="controls" svg:width="2.6cm" svg:height="0.57cm" svg:x="14.98cm" svg:y="12.43cm" draw:control="control26"/>
        <draw:control draw:style-name="gr2" draw:text-style-name="P2" draw:layer="controls" svg:width="5.25cm" svg:height="0.5cm" svg:x="14.98cm" svg:y="11.13cm" draw:control="control27"/>
        <draw:control draw:style-name="gr2" draw:text-style-name="P2" draw:layer="controls" svg:width="5.25cm" svg:height="0.5cm" svg:x="14.98cm" svg:y="11.83cm" draw:control="control28"/>
        <draw:control draw:style-name="gr2" draw:text-style-name="P2" draw:layer="controls" svg:width="1.7cm" svg:height="0.82cm" svg:x="18.63cm" svg:y="13.21cm" draw:control="control29"/>
        <draw:control draw:style-name="gr2" draw:text-style-name="P2" draw:layer="controls" svg:width="1.7cm" svg:height="0.5cm" svg:x="0.78cm" svg:y="11.83cm" draw:control="control30"/>
        <draw:control draw:style-name="gr2" draw:text-style-name="P2" draw:layer="controls" svg:width="3cm" svg:height="0.5cm" svg:x="2.65cm" svg:y="17.68cm" draw:control="control31"/>
        <draw:control draw:style-name="gr2" draw:text-style-name="P2" draw:layer="controls" svg:width="3.05cm" svg:height="0.5cm" svg:x="5.85cm" svg:y="17.68cm" draw:control="control32"/>
        <draw:control draw:style-name="gr2" draw:text-style-name="P2" draw:layer="controls" svg:width="1.8cm" svg:height="0.5cm" svg:x="9.05cm" svg:y="17.68cm" draw:control="control33"/>
        <draw:control draw:style-name="gr2" draw:text-style-name="P2" draw:layer="controls" svg:width="1.9cm" svg:height="0.5cm" svg:x="11cm" svg:y="17.68cm" draw:control="control34"/>
        <draw:control draw:style-name="gr2" draw:text-style-name="P2" draw:layer="controls" svg:width="1.85cm" svg:height="0.5cm" svg:x="13cm" svg:y="17.68cm" draw:control="control35"/>
        <draw:control draw:style-name="gr2" draw:text-style-name="P2" draw:layer="controls" svg:width="9.9cm" svg:height="0.68cm" svg:x="3.05cm" svg:y="18.23cm" draw:control="control36"/>
        <draw:control draw:style-name="gr2" draw:text-style-name="P2" draw:layer="controls" svg:width="11.1cm" svg:height="0.77cm" svg:x="3.75cm" svg:y="19.08cm" draw:control="control37"/>
        <draw:control draw:style-name="gr2" draw:text-style-name="P2" draw:layer="controls" svg:width="1.25cm" svg:height="0.82cm" svg:x="16.4cm" svg:y="19.05cm" draw:control="control38"/>
        <draw:control draw:style-name="gr2" draw:text-style-name="P2" draw:layer="controls" svg:width="2.6cm" svg:height="0.57cm" svg:x="15cm" svg:y="18.28cm" draw:control="control39"/>
        <draw:control draw:style-name="gr2" draw:text-style-name="P2" draw:layer="controls" svg:width="5.25cm" svg:height="0.5cm" svg:x="15cm" svg:y="16.98cm" draw:control="control40"/>
        <draw:control draw:style-name="gr2" draw:text-style-name="P2" draw:layer="controls" svg:width="5.25cm" svg:height="0.5cm" svg:x="15cm" svg:y="17.68cm" draw:control="control41"/>
        <draw:control draw:style-name="gr2" draw:text-style-name="P2" draw:layer="controls" svg:width="1.7cm" svg:height="0.82cm" svg:x="18.65cm" svg:y="19.06cm" draw:control="control42"/>
        <draw:control draw:style-name="gr2" draw:text-style-name="P2" draw:layer="controls" svg:width="1.7cm" svg:height="0.5cm" svg:x="0.8cm" svg:y="17.68cm" draw:control="control43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005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7T15:23:02.776591000</dc:date>
    <meta:editing-duration>PT1M7S</meta:editing-duration>
    <meta:editing-cycles>1</meta:editing-cycles>
    <meta:document-statistic meta:object-count="44"/>
    <meta:generator>LibreOffice/25.8.0.4$MacOSX_AARCH64 LibreOffice_project/48f00303701489684e67c38c28aff00cd5929e67</meta:generator>
  </office:meta>
</office:document-meta>
</file>